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03d" officeooo:paragraph-rsid="001cf03d"/>
    </style:style>
    <style:style style:name="P2" style:family="paragraph" style:parent-style-name="Standard">
      <style:text-properties officeooo:rsid="001deb7e" officeooo:paragraph-rsid="001deb7e"/>
    </style:style>
    <style:style style:name="P3" style:family="paragraph" style:parent-style-name="Standard">
      <style:text-properties officeooo:rsid="001fb02a" officeooo:paragraph-rsid="001fb02a"/>
    </style:style>
    <style:style style:name="P4" style:family="paragraph" style:parent-style-name="Standard">
      <style:text-properties officeooo:rsid="001ff3c8" officeooo:paragraph-rsid="001ff3c8"/>
    </style:style>
    <style:style style:name="P5" style:family="paragraph" style:parent-style-name="Standard" style:list-style-name="L1">
      <style:text-properties officeooo:rsid="001cf03d" officeooo:paragraph-rsid="001cf03d"/>
    </style:style>
    <style:style style:name="P6" style:family="paragraph" style:parent-style-name="Standard" style:list-style-name="L2">
      <style:text-properties officeooo:rsid="001cf03d" officeooo:paragraph-rsid="001cf03d"/>
    </style:style>
    <style:style style:name="P7" style:family="paragraph" style:parent-style-name="Standard" style:list-style-name="L3">
      <style:text-properties officeooo:rsid="001deb7e" officeooo:paragraph-rsid="001deb7e"/>
    </style:style>
    <style:style style:name="P8" style:family="paragraph" style:parent-style-name="Standard" style:list-style-name="L4">
      <style:text-properties officeooo:rsid="001fb02a" officeooo:paragraph-rsid="001fb02a"/>
    </style:style>
    <style:style style:name="P9" style:family="paragraph" style:parent-style-name="Standard" style:list-style-name="L5">
      <style:text-properties officeooo:rsid="001fb02a" officeooo:paragraph-rsid="001fb02a"/>
    </style:style>
    <style:style style:name="P10" style:family="paragraph" style:parent-style-name="Standard" style:list-style-name="L5">
      <style:text-properties officeooo:rsid="001ff3c8" officeooo:paragraph-rsid="001ff3c8"/>
    </style:style>
    <style:style style:name="P11" style:family="paragraph" style:parent-style-name="Standard">
      <style:text-properties officeooo:rsid="001ff3c8" officeooo:paragraph-rsid="001ff3c8"/>
    </style:style>
    <style:style style:name="P12" style:family="paragraph" style:parent-style-name="Standard">
      <style:text-properties officeooo:rsid="00216668" officeooo:paragraph-rsid="00216668"/>
    </style:style>
    <style:style style:name="P13" style:family="paragraph" style:parent-style-name="Standard" style:list-style-name="L7">
      <style:text-properties officeooo:rsid="00216668" officeooo:paragraph-rsid="00216668"/>
    </style:style>
    <style:style style:name="P14" style:family="paragraph" style:parent-style-name="Standard">
      <style:text-properties officeooo:rsid="0022ad5f" officeooo:paragraph-rsid="0022ad5f"/>
    </style:style>
    <style:style style:name="P15" style:family="paragraph" style:parent-style-name="Standard" style:list-style-name="L8">
      <style:text-properties officeooo:rsid="0022ad5f" officeooo:paragraph-rsid="0022ad5f"/>
    </style:style>
    <style:style style:name="P16" style:family="paragraph" style:parent-style-name="Standard" style:list-style-name="L9">
      <style:text-properties officeooo:rsid="002332bd" officeooo:paragraph-rsid="002332b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ch of the following was NOT directed by Alfred Hitchcock?</text:p>
      <text:list xml:id="list3069190983" text:style-name="L1">
        <text:list-item>
          <text:p text:style-name="P5">The Birds</text:p>
        </text:list-item>
        <text:list-item>
          <text:p text:style-name="P5">Laura</text:p>
        </text:list-item>
        <text:list-item>
          <text:p text:style-name="P5">North by Northwest</text:p>
        </text:list-item>
        <text:list-item>
          <text:p text:style-name="P5">Dial M for Murder</text:p>
        </text:list-item>
      </text:list>
      <text:p text:style-name="P1"/>
      <text:p text:style-name="P1">Which co-star of Humphrey Bogart’s did he marry in 1945?</text:p>
      <text:list xml:id="list3538399969" text:style-name="L2">
        <text:list-item>
          <text:p text:style-name="P6">Betty Davis</text:p>
        </text:list-item>
        <text:list-item>
          <text:p text:style-name="P6">Mary Astor</text:p>
        </text:list-item>
        <text:list-item>
          <text:p text:style-name="P6">Ingrid Bergman</text:p>
        </text:list-item>
        <text:list-item>
          <text:p text:style-name="P6">Lauren Bacall</text:p>
        </text:list-item>
      </text:list>
      <text:p text:style-name="P1"/>
      <text:p text:style-name="P2">Who was Scarlett O’Hara’s second husband?</text:p>
      <text:list xml:id="list3021511086" text:style-name="L3">
        <text:list-item>
          <text:p text:style-name="P7">Frank Kennedy</text:p>
        </text:list-item>
        <text:list-item>
          <text:p text:style-name="P7">Rhett Butler</text:p>
        </text:list-item>
        <text:list-item>
          <text:p text:style-name="P7">Ashley Wilkes</text:p>
        </text:list-item>
        <text:list-item>
          <text:p text:style-name="P7">Charles Hamilton</text:p>
        </text:list-item>
      </text:list>
      <text:p text:style-name="P2"/>
      <text:p text:style-name="P3">On what national memorial did Cary Grant end up on in “North by Northwest”?</text:p>
      <text:list xml:id="list1753355758" text:style-name="L4">
        <text:list-item>
          <text:p text:style-name="P8">Washington Monument</text:p>
        </text:list-item>
        <text:list-item>
          <text:p text:style-name="P8">Mount Rushmore</text:p>
        </text:list-item>
        <text:list-item>
          <text:p text:style-name="P8">Grant’s Tomb</text:p>
        </text:list-item>
        <text:list-item>
          <text:p text:style-name="P8">Lincoln Memorial</text:p>
        </text:list-item>
      </text:list>
      <text:p text:style-name="P3"/>
      <text:p text:style-name="P3">What actress did Fred Astaire dance through 10 films with?</text:p>
      <text:list xml:id="list2383684656" text:style-name="L5">
        <text:list-item>
          <text:p text:style-name="P9">Ginger Rogers</text:p>
        </text:list-item>
        <text:list-item>
          <text:p text:style-name="P10">Ann Miller</text:p>
        </text:list-item>
        <text:list-item>
          <text:p text:style-name="P10">Cyd Charisse</text:p>
        </text:list-item>
        <text:list-item>
          <text:p text:style-name="P10">Leslie Caron</text:p>
        </text:list-item>
      </text:list>
      <text:p text:style-name="P4"/>
      <text:p text:style-name="P12">What was Cary Grant’s real name?</text:p>
      <text:list xml:id="list2281682948" text:style-name="L7">
        <text:list-item>
          <text:p text:style-name="P13">Cary Grimes</text:p>
        </text:list-item>
        <text:list-item>
          <text:p text:style-name="P13">Arnold Trent </text:p>
        </text:list-item>
        <text:list-item>
          <text:p text:style-name="P13">James Grant</text:p>
        </text:list-item>
        <text:list-item>
          <text:p text:style-name="P13">Archibald Leach</text:p>
        </text:list-item>
      </text:list>
      <text:p text:style-name="P12"/>
      <text:p text:style-name="P14">What was the last word uttered by Charles Foster Kane in “Citizen Kane”?</text:p>
      <text:list xml:id="list2190440958" text:style-name="L8">
        <text:list-item>
          <text:p text:style-name="P15">Legacy</text:p>
        </text:list-item>
        <text:list-item>
          <text:p text:style-name="P15">Rosebud</text:p>
        </text:list-item>
        <text:list-item>
          <text:p text:style-name="P15">Puzzle</text:p>
        </text:list-item>
        <text:list-item>
          <text:p text:style-name="P15">Snowglobe </text:p>
        </text:list-item>
      </text:list>
      <text:p text:style-name="P14"/>
      <text:p text:style-name="P14">Who sang <text:span text:style-name="T1">On the Good Ship Lollipop</text:span> in “Bright Eyes”?</text:p>
      <text:list xml:id="list4141627014" text:style-name="L9">
        <text:list-item>
          <text:p text:style-name="P16">Shirley Temple</text:p>
        </text:list-item>
        <text:list-item>
          <text:p text:style-name="P16">Mickey Rooney</text:p>
        </text:list-item>
        <text:list-item>
          <text:p text:style-name="P16">Judy Garland</text:p>
        </text:list-item>
        <text:list-item>
          <text:p text:style-name="P16">George McFarland</text:p>
        </text:list-item>
      </text:list>
      <text:p text:style-name="P4"/>
      <text:p text:style-name="P4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1:13:39.177000000</meta:creation-date>
    <dc:date>2018-11-25T21:01:47.599000000</dc:date>
    <meta:editing-duration>PT18M8S</meta:editing-duration>
    <meta:editing-cycles>3</meta:editing-cycles>
    <meta:generator>LibreOffice/6.1.2.1$Windows_X86_64 LibreOffice_project/65905a128db06ba48db947242809d14d3f9a93fe</meta:generator>
    <meta:document-statistic meta:table-count="0" meta:image-count="0" meta:object-count="0" meta:page-count="2" meta:paragraph-count="40" meta:word-count="173" meta:character-count="871" meta:non-whitespace-character-count="768"/>
  </office:meta>
</office:document-meta>
</file>